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SimSun" svg:font-family="NSimSu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hyphenation-ladder-count="no-limit" style:writing-mode="lr-tb"/>
      <style:text-properties style:font-name="Liberation Serif" fo:font-size="12pt" fo:language="uk" fo:country="UA" fo:font-weight="bold"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officeooo:paragraph-rsid="000939dc"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officeooo:paragraph-rsid="000b72b0"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officeooo:paragraph-rsid="000cb9d9"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officeooo:paragraph-rsid="00125cb8"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text-align="justify" style:justify-single-word="false" fo:hyphenation-ladder-count="no-limit" style:writing-mode="lr-tb"/>
      <style:text-properties style:font-name="Liberation Serif" fo:font-size="12pt" fo:language="uk" fo:country="UA" fo:font-weight="normal" officeooo:paragraph-rsid="00152b3a" style:font-size-asian="12pt" style:font-weight-asian="normal" style:font-name-complex="Times New Roman"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justify" style:justify-single-word="false" fo:hyphenation-ladder-count="no-limit" style:writing-mode="lr-tb"/>
      <style:text-properties style:font-name="Liberation Serif"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fo:hyphenation-ladder-count="no-limit" style:writing-mode="lr-tb"/>
      <style:text-properties style:font-name="Liberation Serif" fo:font-size="14pt" officeooo:rsid="000cb9d9" officeooo:paragraph-rsid="000cb9d9"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center" style:justify-single-word="false" fo:hyphenation-ladder-count="no-limit" style:writing-mode="lr-tb"/>
      <style:text-properties style:font-name="Liberation Serif" fo:font-size="14pt" officeooo:rsid="000e0573" officeooo:paragraph-rsid="000e0573"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fo:hyphenation-ladder-count="no-limit" style:writing-mode="lr-tb"/>
      <style:text-properties style:font-name="Liberation Serif" fo:font-size="14pt" fo:language="uk" fo:country="UA" fo:font-weight="bold" style:font-size-asian="14pt" style:font-weight-asian="bold" style:font-name-complex="Times New Roman"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T1" style:family="text">
      <style:text-properties style:use-window-font-color="true" loext:opacity="0%" fo:font-size="12pt" fo:language="uk" fo:country="UA" fo:font-weight="normal" officeooo:rsid="000cb9d9" style:letter-kerning="true" style:font-name-asian="NSimSun" style:font-size-asian="12pt" style:language-asian="zh" style:country-asian="CN" style:font-weight-asian="normal" style:font-name-complex="Times New Roman" style:font-size-complex="12pt" style:language-complex="hi" style:country-complex="IN" style:font-weight-complex="normal"/>
    </style:style>
    <style:style style:name="T2" style:family="text">
      <style:text-properties style:use-window-font-color="true" loext:opacity="0%" fo:language="uk" fo:country="UA" fo:font-weight="bold" style:letter-kerning="true" style:font-name-asian="NSimSun" style:language-asian="zh" style:country-asian="CN" style:font-weight-asian="bold" style:font-name-complex="Times New Roman" style:language-complex="hi" style:country-complex="IN" style:font-weight-complex="bold"/>
    </style:style>
    <style:style style:name="T3" style:family="text">
      <style:text-properties style:use-window-font-color="true" loext:opacity="0%" fo:language="uk" fo:country="UA" fo:font-weight="bold" officeooo:rsid="000778a9" style:letter-kerning="true" style:font-name-asian="NSimSun" style:language-asian="zh" style:country-asian="CN" style:font-weight-asian="bold" style:font-name-complex="Times New Roman" style:language-complex="hi" style:country-complex="IN" style:font-weight-complex="bold"/>
    </style:style>
    <style:style style:name="T4" style:family="text">
      <style:text-properties fo:font-size="12pt" fo:language="uk" fo:country="UA" fo:font-weight="normal" style:font-size-asian="12pt" style:font-weight-asian="normal" style:font-name-complex="Times New Roman" style:font-size-complex="12pt" style:font-weight-complex="normal"/>
    </style:style>
    <style:style style:name="T5" style:family="text">
      <style:text-properties fo:font-size="12pt" fo:language="uk" fo:country="UA" fo:font-weight="normal" officeooo:rsid="000778a9" style:font-size-asian="12pt" style:font-weight-asian="normal" style:font-name-complex="Times New Roman" style:font-size-complex="12pt" style:font-weight-complex="normal"/>
    </style:style>
    <style:style style:name="T6" style:family="text">
      <style:text-properties fo:font-size="12pt" fo:language="uk" fo:country="UA" fo:font-weight="normal" officeooo:rsid="000b72b0" style:font-size-asian="12pt" style:font-weight-asian="normal" style:font-name-complex="Times New Roman" style:font-size-complex="12pt" style:font-weight-complex="normal"/>
    </style:style>
    <style:style style:name="T7" style:family="text">
      <style:text-properties fo:font-size="12pt" fo:language="uk" fo:country="UA" fo:font-weight="normal" officeooo:rsid="000e259d" style:font-size-asian="12pt" style:font-weight-asian="normal" style:font-name-complex="Times New Roman" style:font-size-complex="12pt" style:font-weight-complex="normal"/>
    </style:style>
    <style:style style:name="T8" style:family="text">
      <style:text-properties officeooo:rsid="000778a9"/>
    </style:style>
    <style:style style:name="T9" style:family="text">
      <style:text-properties officeooo:rsid="0009296f"/>
    </style:style>
    <style:style style:name="T10" style:family="text">
      <style:text-properties officeooo:rsid="000939dc"/>
    </style:style>
    <style:style style:name="T11" style:family="text">
      <style:text-properties officeooo:rsid="000a2beb"/>
    </style:style>
    <style:style style:name="T12" style:family="text">
      <style:text-properties fo:language="uk" fo:country="UA" fo:font-weight="bold" style:font-weight-asian="bold" style:font-name-complex="Times New Roman" style:font-weight-complex="bold"/>
    </style:style>
    <style:style style:name="T13" style:family="text">
      <style:text-properties fo:language="uk" fo:country="UA" fo:font-weight="bold" officeooo:rsid="00103ba2" style:font-weight-asian="bold" style:font-name-complex="Times New Roman" style:font-weight-complex="bold"/>
    </style:style>
    <style:style style:name="T14" style:family="text">
      <style:text-properties officeooo:rsid="000b72b0"/>
    </style:style>
    <style:style style:name="T15" style:family="text">
      <style:text-properties officeooo:rsid="000cb9d9"/>
    </style:style>
    <style:style style:name="T16" style:family="text">
      <style:text-properties officeooo:rsid="000e2dfb"/>
    </style:style>
    <style:style style:name="T17" style:family="text">
      <style:text-properties officeooo:rsid="000fa233"/>
    </style:style>
    <style:style style:name="T18" style:family="text">
      <style:text-properties officeooo:rsid="000fbc49"/>
    </style:style>
    <style:style style:name="T19" style:family="text">
      <style:text-properties officeooo:rsid="0011194a"/>
    </style:style>
    <style:style style:name="T20" style:family="text">
      <style:text-properties officeooo:rsid="001208cd"/>
    </style:style>
    <style:style style:name="T21" style:family="text">
      <style:text-properties officeooo:rsid="00152b3a"/>
    </style:style>
    <style:style style:name="T22" style:family="text">
      <style:text-properties officeooo:rsid="00168e6f"/>
    </style:style>
    <style:style style:name="T23" style:family="text">
      <style:text-properties officeooo:rsid="00173c12"/>
    </style:style>
    <style:style style:name="T24" style:family="text">
      <style:text-properties officeooo:rsid="001908b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3">Мережеве</text:span><text:span text:style-name="T12"> програмування в середовищі Unix</text:span></text:p>
      <text:p text:style-name="P9"><text:span text:style-name="T3">З</text:span><text:span text:style-name="T2">алік</text:span></text:p>
      <text:p text:style-name="P11">РСО</text:p>
      <text:p text:style-name="P1"/>
      <text:p text:style-name="P2"><text:span text:style-name="T18">У</text:span>сього можна <text:span text:style-name="T11">отримати</text:span> <text:span text:style-name="T15">100</text:span> балів за <text:span text:style-name="T8">виконання </text:span><text:span text:style-name="T20">5</text:span><text:span text:style-name="T8"> </text:span>лабораторн<text:span text:style-name="T8">их</text:span> роб<text:span text:style-name="T8">і</text:span>т.</text:p>
      <text:p text:style-name="P2"/>
      <text:p text:style-name="P7"><text:span text:style-name="T16">Виконання лабораторної роботи </text:span><text:span text:style-name="T21">1 </text:span><text:span text:style-name="T16">не оцінюється балами. </text:span><text:span text:style-name="T14">Максималь</text:span><text:span text:style-name="T15">н</text:span><text:span text:style-name="T16">а кількість</text:span><text:span text:style-name="T14"> бал</text:span><text:span text:style-name="T16">ів</text:span><text:span text:style-name="T14"> за виконання лабораторн</text:span><text:span text:style-name="T20">ої</text:span><text:span text:style-name="T14"> робот</text:span><text:span text:style-name="T20">и</text:span><text:span text:style-name="T14"> </text:span><text:span text:style-name="T20">2, 3, 4 та 5 </text:span><text:span text:style-name="T14">дорівню</text:span><text:span text:style-name="T16">є</text:span><text:span text:style-name="T14"> </text:span><text:span text:style-name="T19">2</text:span><text:span text:style-name="T20">5</text:span><text:span text:style-name="T15"> бал</text:span><text:span text:style-name="T20">ам</text:span>.</text:p>
      <text:p text:style-name="P2"/>
      <text:p text:style-name="P8"><text:span text:style-name="T4">Для зарахування </text:span><text:span text:style-name="T5">виконаної </text:span><text:span text:style-name="T4">лабораторної роботи необхідно набрати 60 % від максимальної кількості балів за неї. Для допуску до </text:span><text:span text:style-name="T1">заліку</text:span><text:span text:style-name="T4"> необхідно </text:span><text:span text:style-name="T6">мати зараховані</text:span><text:span text:style-name="T4"> </text:span><text:span text:style-name="T7">всі</text:span><text:span text:style-name="T4"> лабораторні роботи.</text:span></text:p>
      <text:p text:style-name="P2"/>
      <text:p text:style-name="P2">Для отримання першої атестації необхідно мати зараховану <text:span text:style-name="T16">одну</text:span> лабораторн<text:span text:style-name="T16">у</text:span> робот<text:span text:style-name="T16">у</text:span>. Для отримання другої атестації необхідно мати зарахован<text:span text:style-name="T8">і</text:span> <text:span text:style-name="T16">дві</text:span> лабораторні роботи.</text:p>
      <text:p text:style-name="P2"/>
      <text:p text:style-name="P4">Терміни здачі <text:span text:style-name="T8">всі</text:span><text:span text:style-name="T14">х </text:span><text:span text:style-name="T8">звітів про виконан</text:span><text:span text:style-name="T14">і</text:span><text:span text:style-name="T8"> </text:span>лабораторн<text:span text:style-name="T14">і</text:span> роб<text:span text:style-name="T14">о</text:span>т<text:span text:style-name="T14">и</text:span> закінчуються за один день до закінчення основної залікової сесії <text:span text:style-name="T8">(прохання намагатися здавати звіти </text:span><text:span text:style-name="T20">впродовж</text:span><text:span text:style-name="T8"> семестру)</text:span>. Кількість спроб здачі будь-якої лабораторної роботи не обмежена, штрафні бали не нараховуються. Здачі та перевірки <text:span text:style-name="T9">звітів про вико</text:span><text:span text:style-name="T14">на</text:span><text:span text:style-name="T9">н</text:span><text:span text:style-name="T14">і</text:span><text:span text:style-name="T9"> </text:span>лабораторн<text:span text:style-name="T14">і</text:span> роб<text:span text:style-name="T14">о</text:span>т<text:span text:style-name="T14">и</text:span> <text:span text:style-name="T8">відбуваються </text:span>за розкладом <text:span text:style-name="T9">занять </text:span>групи (можливо відвідувати заняття інших груп із потоку, але насамперед перевіряються <text:span text:style-name="T9">звіти</text:span> <text:span text:style-name="T23">студентів </text:span>групи за розкладом). Якщо у виконан<text:span text:style-name="T10">ій</text:span> лабораторн<text:span text:style-name="T10">ій</text:span> роботі присутні помилки <text:span text:style-name="T24">або</text:span> невідповідн<text:span text:style-name="T14">о</text:span>ст<text:span text:style-name="T14">і</text:span> умовам завдання, то<text:span text:style-name="T8">ді</text:span> <text:span text:style-name="T23">лабораторна </text:span>робота не зараховується або зараховується з меншими балами (рішення про бали приймає викладач <text:span text:style-name="T14">та</text:span> повідомляє автору роботи).</text:p>
      <text:p text:style-name="P2"/>
      <text:p text:style-name="P3">Відповідно до Кодексу честі інституту кожний студент виконує кожну лабораторну роботу самостійно. Якщо лабораторна робота виконана не самостійно (навіть якщо в <text:span text:style-name="T10">рішенні </text:span>змінено щось непринципове), то<text:span text:style-name="T8">ді</text:span> вона не зараховується.</text:p>
      <text:p text:style-name="P2"/>
      <text:p text:style-name="P2">Звіт п<text:span text:style-name="T10">р</text:span>о <text:span text:style-name="T10">виконан</text:span><text:span text:style-name="T14">у</text:span><text:span text:style-name="T10"> </text:span>лабораторн<text:span text:style-name="T14">у</text:span> робот<text:span text:style-name="T14">у</text:span> треба <text:span text:style-name="T22">надсилати</text:span> на електронну пошту викладача.</text:p>
      <text:p text:style-name="P2"/>
      <text:p text:style-name="P5"><text:span text:style-name="T15">Здобувачі, які виконали всі умови допуску до заліку, тобто мають рейтингову оцінку 60 та вище балів, отримують відповідну до набраного рейтингу оцінку без додаткових випробувань. Зі здобувачами, які бажають підвищити свою рейтингову оцінку, на завершальному за розкладом занятті з дисципліни в семестрі проводиться семестровий контроль у вигляді залікової контрольної роботи. Залікова контрольна робота</text:span> складається з <text:span text:style-name="T17">трьох</text:span> питань, максимальна кількість можливих балів <text:span text:style-name="T15">100 </text:span>за <text:span text:style-name="T15">залікову контрольну роботу</text:span> рівномірно розподіляється між цими питаннями. <text:span text:style-name="T15">Здобувач отримує більшу з оцінок, що отримані за результатами залікової контрольної роботи або за рейтингом.</text:span></text:p>
      <text:p text:style-name="P2"/>
      <text:p text:style-name="P6">Зв’язок із викладачем на заняттях <text:span text:style-name="T14">здійснюється </text:span>відповідно до отриманої інформації про засоби проведення онлайн-конференцій та за допомогою електронної пошти, або в інституті згідно з розкладом (якщо заняття проводяться в інституті).</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SimSun" svg:font-family="NSimSun"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uk" fo:country="UA" style:letter-kerning="true" style:font-name-asian="NSimSun" style:font-family-asian="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9:22:31.459000000</meta:creation-date>
    <dc:date>2024-05-02T11:34:53.581879398</dc:date>
    <meta:editing-cycles>43</meta:editing-cycles>
    <meta:editing-duration>PT2H15M29S</meta:editing-duration>
    <meta:generator>LibreOffice/24.2.2.1$Linux_X86_64 LibreOffice_project/420$Build-1</meta:generator>
    <meta:document-statistic meta:table-count="0" meta:image-count="0" meta:object-count="0" meta:page-count="1" meta:paragraph-count="12" meta:word-count="333" meta:character-count="2516" meta:non-whitespace-character-count="2195"/>
  </office:meta>
</office:document-meta>
</file>